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cm" svg:height="1.517cm" svg:x="11.776cm" svg:y="1.475cm">
          <draw:text-box>
            <text:p><text:span text:style-name="T4">{ </text:span><text:span text:style-name="T5">1</text:span><text:span text:style-name="T4">, 5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9:04.325647902</dc:date>
    <dc:creator>elucterio </dc:creator>
    <meta:editing-duration>PT2H27S</meta:editing-duration>
    <meta:editing-cycles>36</meta:editing-cycles>
    <meta:generator>LibreOffice/4.2.8.2$Linux_X86_64 LibreOffice_project/420m0$Build-2</meta:generator>
    <meta:document-statistic meta:object-count="25"/>
  </office:meta>
</office:document-meta>
</file>